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none" fo:font-weight="normal" style:font-size-asian="14pt" style:font-weight-asian="normal" style:font-size-complex="14pt" style:font-weight-complex="normal"/>
    </style:style>
    <style:style style:name="P2" style:family="paragraph" style:parent-style-name="Standard">
      <style:text-properties fo:font-size="14pt" style:text-underline-style="none" fo:font-weight="bold" style:font-size-asian="14pt" style:font-weight-asian="bold" style:font-size-complex="14pt" style:font-weight-complex="bold"/>
    </style:style>
    <style:style style:name="P3" style:family="paragraph" style:parent-style-name="Standard">
      <style:text-properties fo:font-size="13pt" style:text-underline-style="none" fo:font-weight="normal" style:font-size-asian="13pt" style:font-weight-asian="normal" style:font-size-complex="13pt" style:font-weight-complex="normal"/>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font-name="Times New Roman" fo:font-size="13pt" style:font-size-asian="13pt" style:font-size-complex="13pt"/>
    </style:style>
    <style:style style:name="P6" style:family="paragraph" style:parent-style-name="Text_20_body">
      <style:text-properties style:font-name="Times New Roman" fo:font-size="13pt" fo:font-weight="normal" style:font-size-asian="13pt" style:font-weight-asian="normal" style:font-size-complex="13pt" style:font-weight-complex="normal"/>
    </style:style>
    <style:style style:name="P7" style:family="paragraph" style:parent-style-name="Text_20_body">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8" style:family="paragraph" style:parent-style-name="Text_20_body">
      <style:text-properties fo:font-size="13pt" style:text-underline-style="solid" style:text-underline-width="auto" style:text-underline-color="font-color" style:font-size-asian="13pt" style:font-size-complex="13pt"/>
    </style:style>
    <style:style style:name="P9" style:family="paragraph" style:parent-style-name="Text_20_body">
      <style:text-properties fo:font-size="13pt" fo:font-weight="normal" style:font-size-asian="13pt" style:font-weight-asian="normal" style:font-size-complex="13pt" style:font-weight-complex="normal"/>
    </style:style>
    <style:style style:name="P10" style:family="paragraph" style:parent-style-name="Standard">
      <style:text-properties fo:font-size="16pt" style:text-underline-style="none" fo:font-weight="normal" style:font-size-asian="16pt" style:font-weight-asian="normal" style:font-size-complex="16pt" style:font-weight-complex="normal"/>
    </style:style>
    <style:style style:name="P11" style:family="paragraph" style:parent-style-name="Standard">
      <style:text-properties fo:font-size="12pt" style:text-underline-style="none" fo:font-weight="normal" style:font-size-asian="12pt" style:font-weight-asian="normal" style:font-size-complex="12pt" style:font-weight-complex="normal"/>
    </style:style>
    <style:style style:name="P12" style:family="paragraph" style:parent-style-name="Text_20_body">
      <style:text-properties fo:font-size="12pt" fo:font-weight="bold" style:font-size-asian="12pt" style:font-weight-asian="bold" style:font-size-complex="12pt" style:font-weight-complex="bold"/>
    </style:style>
    <style:style style:name="P13" style:family="paragraph" style:parent-style-name="Text_20_body">
      <style:text-properties fo:font-size="12pt" style:text-underline-style="none" fo:font-weight="normal" style:font-size-asian="12pt" style:font-weight-asian="normal" style:font-size-complex="12pt" style:font-weight-complex="normal"/>
    </style:style>
    <style:style style:name="P14" style:family="paragraph" style:parent-style-name="Text_20_body">
      <style:text-properties fo:font-variant="normal" fo:text-transform="none" fo:color="#0d0d0d" fo:font-size="13pt" fo:letter-spacing="normal" fo:font-style="normal" fo:font-weight="bold" style:font-size-asian="13pt" style:font-weight-asian="bold" style:font-size-complex="13pt" style:font-weight-complex="bold"/>
    </style:style>
    <style:style style:name="P15" style:family="paragraph" style:parent-style-name="Text_20_body">
      <style:text-properties fo:font-variant="normal" fo:text-transform="none" fo:color="#0d0d0d"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Text_20_body">
      <style:text-properties fo:font-variant="normal" fo:text-transform="none" fo:color="#0d0d0d" style:font-name="Times New Roman" fo:font-size="13pt" fo:letter-spacing="normal" fo:font-style="normal" fo:font-weight="normal" style:font-size-asian="13pt" style:font-weight-asian="normal" style:font-size-complex="13pt" style:font-weight-complex="normal"/>
    </style:style>
    <style:style style:name="P17" style:family="paragraph" style:parent-style-name="Text_20_body">
      <style:text-properties fo:font-variant="normal" fo:text-transform="none" fo:color="#0d0d0d" style:font-name="Times New Roman" fo:font-size="13pt" fo:letter-spacing="normal" fo:font-style="normal" style:text-underline-style="none" fo:font-weight="normal" style:font-size-asian="13pt" style:font-weight-asian="normal" style:font-size-complex="13pt" style:font-weight-complex="normal"/>
    </style:style>
    <style:style style:name="P18" style:family="paragraph" style:parent-style-name="Text_20_body">
      <style:text-properties fo:font-variant="normal" fo:text-transform="none" fo:color="#0d0d0d" style:font-name="Times New Roman" fo:font-size="13pt" fo:letter-spacing="normal" fo:font-style="normal" style:text-underline-style="solid" style:text-underline-width="auto" style:text-underline-color="font-color" fo:font-weight="normal" style:font-size-asian="13pt" style:font-weight-asian="normal" style:font-size-complex="13pt" style:font-weight-complex="normal"/>
    </style:style>
    <style:style style:name="P19" style:family="paragraph" style:parent-style-name="Text_20_body">
      <style:text-properties fo:font-variant="normal" fo:text-transform="none" fo:color="#0d0d0d" style:font-name="Times New Roman" fo:font-size="16pt" fo:letter-spacing="normal" fo:font-style="normal" style:text-underline-style="none" fo:font-weight="normal" style:font-size-asian="16pt" style:font-weight-asian="normal" style:font-size-complex="16pt" style:font-weight-complex="normal"/>
    </style:style>
    <style:style style:name="P20" style:family="paragraph" style:parent-style-name="Text_20_body">
      <style:text-properties fo:font-variant="normal" fo:text-transform="none" fo:color="#0d0d0d" style:font-name="Times New Roman" fo:font-size="12pt" fo:letter-spacing="normal" fo:font-style="normal" fo:font-weight="bold" style:font-size-asian="12pt" style:font-weight-asian="bold" style:font-size-complex="12pt" style:font-weight-complex="bold"/>
    </style:style>
    <style:style style:name="P21" style:family="paragraph" style:parent-style-name="Text_20_body">
      <style:text-properties fo:font-variant="normal" fo:text-transform="none" fo:color="#0d0d0d" style:font-name="Inter" fo:font-size="12pt" fo:letter-spacing="normal" fo:font-style="normal" fo:font-weight="normal" style:font-size-asian="12pt" style:font-weight-asian="normal" style:font-size-complex="12pt" style:font-weight-complex="normal"/>
    </style:style>
    <style:style style:name="P22" style:family="paragraph" style:parent-style-name="Text_20_body">
      <style:text-properties fo:font-variant="normal" fo:text-transform="none" fo:color="#0d0d0d" fo:font-size="12pt" fo:letter-spacing="normal" fo:font-style="normal" fo:font-weight="bold" style:font-size-asian="12pt" style:font-weight-asian="bold" style:font-size-complex="12pt" style:font-weight-complex="bold"/>
    </style:style>
    <style:style style:name="P23" style:family="paragraph" style:parent-style-name="Text_20_body">
      <style:text-properties fo:color="#0d0d0d" style:font-name="Times New Roman" fo:font-size="13pt"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font-size="13pt" style:font-size-asian="13pt" style:font-size-complex="13pt"/>
    </style:style>
    <style:style style:name="T4" style:family="text">
      <style:text-properties fo:font-variant="normal" fo:text-transform="none" fo:color="#0d0d0d"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d0d0d"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0d0d0d" style:font-name="S hne" fo:letter-spacing="normal" fo:font-style="normal"/>
    </style:style>
    <style:style style:name="T7" style:family="text">
      <style:text-properties fo:font-variant="normal" fo:text-transform="none" fo:color="#0d0d0d" style:font-name="S hne" fo:letter-spacing="normal" fo:font-style="normal" fo:font-weight="normal" style:font-weight-asian="bold" style:font-weight-complex="bold"/>
    </style:style>
    <style:style style:name="T8" style:family="text">
      <style:text-properties fo:font-variant="normal" fo:text-transform="none" fo:color="#0d0d0d" style:font-name="S hne" fo:font-size="13pt" fo:letter-spacing="normal" fo:font-style="normal" fo:font-weight="normal" style:font-size-asian="13pt" style:font-weight-asian="bold" style:font-size-complex="13pt" style:font-weight-complex="bold"/>
    </style:style>
    <style:style style:name="T9" style:family="text">
      <style:text-properties fo:font-variant="normal" fo:text-transform="none" fo:color="#0d0d0d" style:font-name="Times New Roman" fo:font-size="12pt" fo:letter-spacing="normal" fo:font-style="normal" style:text-underline-style="none" fo:font-weight="normal" style:font-size-asian="16pt" style:font-weight-asian="normal" style:font-size-complex="16pt" style:font-weight-complex="normal"/>
    </style:style>
    <style:style style:name="T10" style:family="text">
      <style:text-properties fo:font-variant="normal" fo:text-transform="none" fo:color="#0d0d0d" style:font-name="Times New Roman" fo:letter-spacing="normal" fo:font-style="normal"/>
    </style:style>
    <style:style style:name="T11" style:family="text">
      <style:text-properties fo:font-variant="normal" fo:text-transform="none" fo:color="#0d0d0d" style:font-name="Times New Roman" fo:letter-spacing="normal" fo:font-style="normal" style:text-underline-style="none" fo:font-weight="normal" style:font-weight-asian="normal" style:font-weight-complex="normal"/>
    </style:style>
    <style:style style:name="T12" style:family="text">
      <style:text-properties fo:font-variant="normal" fo:text-transform="none" fo:color="#0d0d0d" style:font-name="Times New Roman" fo:letter-spacing="normal" fo:font-style="normal" style:text-underline-style="none" fo:font-weight="bold" style:font-weight-asian="bold" style:font-weight-complex="bold"/>
    </style:style>
    <style:style style:name="T13" style:family="text">
      <style:text-properties fo:font-variant="normal" fo:text-transform="none" fo:color="#0d0d0d" style:font-name="Times New Roman" fo:font-size="13pt" fo:letter-spacing="normal" fo:font-style="normal" style:text-underline-style="none" fo:font-weight="normal" style:font-size-asian="13pt" style:font-weight-asian="normal" style:font-size-complex="13pt" style:font-weight-complex="normal"/>
    </style:style>
    <style:style style:name="T14" style:family="text">
      <style:text-properties fo:font-variant="normal" fo:text-transform="none" fo:color="#0d0d0d" style:font-name="Times New Roman" fo:font-size="13pt" fo:letter-spacing="normal" fo:font-style="normal" style:text-underline-style="none" fo:font-weight="bold" style:font-size-asian="13pt" style:font-weight-asian="bold" style:font-size-complex="13pt" style:font-weight-complex="bold"/>
    </style:style>
    <style:style style:name="T15" style:family="text">
      <style:text-properties fo:font-variant="normal" fo:text-transform="none" fo:color="#0d0d0d" style:font-name="Times New Roman" fo:font-size="13pt" fo:letter-spacing="normal" fo:font-style="normal" style:text-underline-style="solid" style:text-underline-width="auto" style:text-underline-color="font-color" fo:font-weight="normal" style:font-size-asian="13pt" style:font-weight-asian="normal" style:font-size-complex="13pt" style:font-weight-complex="normal"/>
    </style:style>
    <style:style style:name="T16" style:family="text">
      <style:text-properties fo:font-variant="normal" fo:text-transform="none" fo:color="#0d0d0d" style:font-name="Times New Roman" fo:font-size="16pt" fo:letter-spacing="normal" fo:font-style="normal" fo:font-weight="normal" style:font-size-asian="16pt" style:font-weight-asian="normal" style:font-size-complex="16pt" style:font-weight-complex="normal"/>
    </style:style>
    <style:style style:name="T17" style:family="text">
      <style:text-properties fo:font-variant="normal" fo:text-transform="none" fo:color="#0d0d0d" style:font-name="Times New Roman" fo:font-size="16pt" fo:letter-spacing="normal" fo:font-style="normal" style:text-underline-style="none" fo:font-weight="normal" style:font-size-asian="16pt" style:font-weight-asian="normal" style:font-size-complex="16pt" style:font-weight-complex="normal"/>
    </style:style>
    <style:style style:name="T18" style:family="text">
      <style:text-properties fo:font-variant="normal" fo:text-transform="none" fo:color="#0d0d0d" fo:letter-spacing="normal" fo:font-style="normal"/>
    </style:style>
    <style:style style:name="T19" style:family="text">
      <style:text-properties fo:font-variant="normal" fo:text-transform="none" fo:color="#0d0d0d" fo:letter-spacing="normal" fo:font-style="normal" style:text-underline-style="solid" style:text-underline-width="auto" style:text-underline-color="font-color"/>
    </style:style>
    <style:style style:name="T20" style:family="text">
      <style:text-properties fo:font-variant="normal" fo:text-transform="none" fo:color="#0d0d0d" fo:letter-spacing="normal" fo:font-style="normal" fo:font-weight="normal" style:font-weight-asian="normal" style:font-weight-complex="normal"/>
    </style:style>
    <style:style style:name="T21" style:family="text">
      <style:text-properties fo:font-variant="normal" fo:text-transform="none" fo:color="#0d0d0d" fo:font-size="16pt" fo:letter-spacing="normal" fo:font-style="normal" style:text-underline-style="solid" style:text-underline-width="auto" style:text-underline-color="font-color" fo:font-weight="normal" style:font-size-asian="16pt" style:font-weight-asian="normal" style:font-size-complex="16pt" style:font-weight-complex="normal"/>
    </style:style>
    <style:style style:name="T22" style:family="text">
      <style:text-properties fo:font-variant="normal" fo:text-transform="none" fo:color="#0d0d0d" fo:font-size="16pt" fo:letter-spacing="normal" fo:font-style="normal" style:text-underline-style="none" fo:font-weight="normal" style:font-size-asian="16pt" style:font-weight-asian="normal" style:font-size-complex="16pt" style:font-weight-complex="normal"/>
    </style:style>
    <style:style style:name="T23" style:family="text">
      <style:text-properties fo:font-variant="normal" fo:text-transform="none" fo:color="#271a38" fo:letter-spacing="normal" fo:font-style="normal" fo:font-weight="normal" style:font-weight-asian="normal" style:font-weight-complex="normal"/>
    </style:style>
    <style:style style:name="T24" style:family="text">
      <style:text-properties fo:color="#0d0d0d" style:font-weight-asian="normal" style:font-weight-complex="normal"/>
    </style:style>
    <style:style style:name="T25"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44"/></text:p>
      <text:p text:style-name="Standard"><text:s text:c="6"/><text:span text:style-name="T2">Mission : Optimisation référencement du site de Nina Carducci</text:span></text:p>
      <text:p text:style-name="P10"/>
      <text:p text:style-name="P2">Adhin Suhail Stan, développeur front-end: </text:p>
      <text:p text:style-name="P3">Propose ses services à Nina Carducci de remettre à niveau son site web pour avoir un meilleur rendement, une meilleurs optimisation et une meilleure performance. La proposition de monsieur Adhin a été acceptée par madame Carducci.</text:p>
      <text:p text:style-name="P1"/>
      <text:p text:style-name="P1"><text:span text:style-name="T3">Le site web : </text:span><text:a xlink:type="simple" xlink:href="https://ninacarducci.github.io./" text:style-name="Internet_20_link" text:visited-style-name="Visited_20_Internet_20_Link"><text:span text:style-name="T3">https://ninacarducci.github.io./</text:span></text:a><text:span text:style-name="T3"> est hébergé sur la plate forme Github.</text:span></text:p>
      <text:p text:style-name="P1"><text:span text:style-name="T3">Le dépôt Repository : </text:span><text:a xlink:type="simple" xlink:href="https://github.com/ninacarducci/ninacarducci.github.io" text:style-name="Internet_20_link" text:visited-style-name="Visited_20_Internet_20_Link"><text:span text:style-name="T3">https://github.com/ninacarducci/ninacarducci.github.io</text:span></text:a><text:span text:style-name="T3">.</text:span></text:p>
      <text:p text:style-name="P11"/>
      <text:p text:style-name="P7"><text:span text:style-name="T6">Je propose d'optimiser votre site en deux aspects principaux :</text:span> </text:p>
      <text:p text:style-name="P9"><text:span text:style-name="T25">-</text:span>Optimisation des images : Les images actuellement sur votre site sont trop lourdes, ce qui ralentit le chargement de la page. En réduisant la taille des images tout en préservant leur qualité, je vais améliorer les performances de chargement de votre site.</text:p>
      <text:p text:style-name="P9">-Optimisation du code et de la structure : Je vais examiner le code de votre site pour identifier les éléments qui pourraient être optimisés afin d'améliorer le chargement et l'accessibilité. Une meilleure structure de code favorisera une expérience utilisateur plus fluide et améliorera le référencement (SEO) de votre site.</text:p>
      <text:p text:style-name="P12"/>
      <text:p text:style-name="P8"><text:span text:style-name="T7">Pour vous permettre de voir les résultats de ces optimisations, je fournirai :</text:span><text:span text:style-name="T1"> </text:span></text:p>
      <text:p text:style-name="P9">-Amélioration du référencement (SEO) : Un site plus rapide et mieux structuré sera mieux classé dans les résultats de recherche, augmentant ainsi sa visibilité auprès de vos clients potentiels.</text:p>
      <text:p text:style-name="P6">-<text:span text:style-name="T18">Le code optimisé du site.</text:span></text:p>
      <text:p text:style-name="P9"><text:span text:style-name="T10">-</text:span><text:span text:style-name="T18">Les performances du site avant et après l'optimisation, évaluées à l'aide d'outils tels que </text:span><text:span text:style-name="T19">Lighthouse</text:span><text:span text:style-name="T18"> pour les performances et </text:span><text:span text:style-name="T19">Wave</text:span><text:span text:style-name="T18"> pour l'accessibilité.</text:span></text:p>
      <text:p text:style-name="P14"/>
      <text:p text:style-name="Text_20_body"><text:span text:style-name="T8">Cela garantit que votre site fonctionne de manière optimale tant en termes de performance que d'accessibilité, ce qui se traduira par une meilleure expérience utilisateur et une visibilité accrue en ligne.</text:span><text:span text:style-name="T5"> </text:span></text:p>
      <text:p text:style-name="P15">Les souhaits de Madame Nina Carducci:</text:p>
      <text:p text:style-name="P5"><text:span text:style-name="T20">-</text:span><text:span text:style-name="T20">Faire une optimisation globale du site tant sur les performances que sur le SEO.</text:span></text:p>
      <text:p text:style-name="P16">-Mettre en place le référencement local en utilisant Schema.org.</text:p>
      <text:p text:style-name="P16">-Ajouter les metas pour les réseaux sociaux.</text:p>
      <text:p text:style-name="P16">-Faire les modifications liées à l’accessibilité du site.</text:p>
      <text:p text:style-name="P16">-Produire un rapport d’optimisation présentant toutes vos actions et leur impact.</text:p>
      <text:p text:style-name="P5"><text:span text:style-name="T20">-</text:span><text:span text:style-name="T23">référencement local fourni et détaillée:</text:span><text:span text:style-name="T24"> </text:span></text:p>
      <text:p text:style-name="P23">-Récupérer le code sur le lien repository Github.</text:p>
      <text:p text:style-name="P21"/>
      <text:p text:style-name="Text_20_body"><text:soft-page-break/><text:span text:style-name="T4"><text:s text:c="36"/></text:span><text:span text:style-name="T21">Étapes pour bien mener le projet :</text:span></text:p>
      <text:p text:style-name="Text_20_body"><text:span text:style-name="T21">Étape 1:</text:span><text:span text:style-name="T22"><text:line-break/></text:span><text:span text:style-name="T9">J'ai cloné le projet sur le dépôt GitHub de Nina Carducci sur Vscode. Je suis en train d'analyser la page du site dans un premier temps, j'ai réaliser mon premier Audit avec l’œil nu. Dans un deuxieme temps, j'ai cloner le projet sur mon Vscode (terminal : git clone </text:span><text:a xlink:type="simple" xlink:href="https://github.com/ninacarducci/ninacarducci.github.io" text:style-name="Internet_20_link" text:visited-style-name="Visited_20_Internet_20_Link">https://github.com/ninacarducci/ninacarducci.github.io</text:a><text:span text:style-name="T13">.). </text:span></text:p>
      <text:p text:style-name="P17">Dans un premier temps, j'ai constaté que le site présente des dysfonctionnements: bug, temps de chargements d'images trop longs, problème de slider sur l'image.</text:p>
      <text:p text:style-name="P17">Le site bug et saute, lorsqu'on clique sur les boutons pour afficher les images (filtrages)</text:p>
      <text:p text:style-name="P17">les images mettent du temps à s'afficher.</text:p>
      <text:p text:style-name="Text_20_body"><text:span text:style-name="T13">Dans un deuxième temps, j'ai visualisé le code </text:span><text:span text:style-name="T14">HTML</text:span><text:span text:style-name="T13">, le code présente des défaillances techniques, il manque des balises sémantiques, des descriptions dans le code comme le alt.</text:span></text:p>
      <text:p text:style-name="Text_20_body"><text:span text:style-name="T13">Le code </text:span><text:span text:style-name="T14">CSS</text:span><text:span text:style-name="T13"> est surchargée et mal implanté et beaucoup d'espace entre les classes.</text:span></text:p>
      <text:p text:style-name="Text_20_body"><text:span text:style-name="T13">Le code du </text:span><text:span text:style-name="T14">Boostrapp</text:span><text:span text:style-name="T13"> et celle de </text:span><text:span text:style-name="T14">JS</text:span><text:span text:style-name="T13"> ne sont pas minimisé.</text:span></text:p>
      <text:p text:style-name="Text_20_body"><text:span text:style-name="T13">J'ai passer le code/site sous W3C il est pas au normes, il affiche beaucoup </text:span><text:span text:style-name="T15">d'erreur</text:span><text:span text:style-name="T13"> et de </text:span><text:span text:style-name="T15">WARNING,</text:span></text:p>
      <text:p text:style-name="P18"/>
      <text:p text:style-name="P4"><text:span text:style-name="T16">Étape 2:</text:span><text:span text:style-name="T17"> </text:span></text:p>
      <text:p text:style-name="P8"><text:span text:style-name="T11">J'ai installé l'extension de </text:span><text:span text:style-name="T12">Google Lighthouse</text:span><text:span text:style-name="T11"> afin de réaliser un audit pour confirmé le problème que j'ai rencontré lorsque je suis allée sur le site. (capture d'écran cf: document modèle plus rapport d'optimisation). J'ai constaté une </text:span><text:span text:style-name="T12">Performances de score 52/ Accessibilité de score 68/ Seo de score 70. </text:span><text:span text:style-name="T11">Mais avec une Bonnes Pratiques de score 100.</text:span></text:p>
      <text:p text:style-name="P17">Mon Objectif est d'arriver sur un score de 100 pour chaque aspect ci-dessous.</text:p>
      <text:p text:style-name="P17"/>
      <text:p text:style-name="P17">Je vais débuté sur la modifications de la <text:span text:style-name="T1">structure HTML</text:span>:</text:p>
      <text:p text:style-name="P17">-J'ai remplacé les balises <text:span text:style-name="T1">Div</text:span> par les <text:span text:style-name="T1">balises sémantiques</text:span>.</text:p>
      <text:p text:style-name="P17">-Mettre des <text:span text:style-name="T1">commentaires</text:span> utile afin que le collègue développeur comprend le schéma.</text:p>
      <text:p text:style-name="P17">-Ajout du schéma,org pour le <text:span text:style-name="T1">référencement local</text:span>.</text:p>
      <text:p text:style-name="P17">-Minimisé le <text:span text:style-name="T1">CSS</text:span> et modifié le code <text:span text:style-name="T1">CSS</text:span> (le hover pour le bouton).</text:p>
      <text:p text:style-name="P17">Détails : J'ai ajouté la balise meta descriptions afin de décrire le contenu du site pour avoir une bonne description du site, surtout lorsque le visiteur va taper sur le moteur de recherche photographe, bordeaux, tarif de la prestation.</text:p>
      <text:p text:style-name="P17">Sur la balise scripts j'ai mis une attributs defer pour que le fichier Javascript soit bien chargé et éviter toute conflit entre le fichier HTML et qu'il soit chargé après que le fichier HTML fonctionne.</text:p>
      <text:p text:style-name="P17">Remplacement de la balise <text:span text:style-name="T1">Div </text:span>sur du <text:span text:style-name="T1">sémantiques (header/main/section/article/span/strong/aside).</text:span></text:p>
      <text:p text:style-name="P17">Rajout l'élément du <text:span text:style-name="T1">alt</text:span> sur les images afin de rendre le contenu lisible.</text:p>
      <text:p text:style-name="P17"/>
      <text:p text:style-name="P17"><text:soft-page-break/>Mettre des <text:span text:style-name="T1">placeholders</text:span> sur les balises inputs afin que le visiteur soit guidée lorsqu'il/elle souhaitera d’écrire et de contacter Madame Carducci.</text:p>
      <text:p text:style-name="P17">Rangement ou remplacement de la balise &lt;h1&gt; &lt;h2&gt; &lt;p&gt; etc,.. en ordre croissants afin de rendre un meilleurs contenu du <text:span text:style-name="T1">SEO</text:span>.</text:p>
      <text:p text:style-name="P17">J'ai rajouter un schéma,org sur le <text:span text:style-name="T1">footer</text:span> que j'ai rajouter afin de rendre plus visible son fond de commerce sur bordeaux. Ce référencement est de nouvel génération.</text:p>
      <text:p text:style-name="P17">J'ai passer le code <text:span text:style-name="T1">HTML</text:span> sur le Validateur <text:span text:style-name="T1">W3C </text:span>et il est conforme au <text:span text:style-name="T1">Seo</text:span>.</text:p>
      <text:p text:style-name="P17"/>
      <text:p text:style-name="P17"/>
      <text:p text:style-name="P17"/>
      <text:p text:style-name="P17"/>
      <text:p text:style-name="P19"/>
      <text:p text:style-name="P17"/>
      <text:p text:style-name="P22"/>
      <text:p text:style-name="P22"/>
      <text:p text:style-name="P20"/>
      <text:p text:style-name="P20"/>
      <text:p text:style-name="P13"/>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02T07:30:20.57</meta:creation-date>
    <dc:date>2024-05-02T09:37:53.66</dc:date>
    <meta:editing-duration>PT1H11M9S</meta:editing-duration>
    <meta:editing-cycles>3</meta:editing-cycles>
    <meta:generator>OpenOffice/4.1.12$Win32 OpenOffice.org_project/4112m1$Build-9809</meta:generator>
    <meta:document-statistic meta:table-count="0" meta:image-count="0" meta:object-count="0" meta:page-count="3" meta:paragraph-count="47" meta:word-count="815" meta:character-count="5285"/>
  </office:meta>
</office:document-meta>
</file>